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text-properties fo:font-weight="bold" style:font-weight-asian="bold" style:font-weight-complex="bold" fo:color="#C9211E"/>
    </style:style>
  </office:automatic-styles>
  <office:body>
    <office:text text:use-soft-page-breaks="true">
      <text:p text:style-name="P1">coding challenges</text:p>
      <text:p text:style-name="PreformattedText">node.js</text:p>
      <text:p text:style-name="PreformattedText">RPG Game to train classes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">Langfristig:</text:p>
      <text:p text:style-name="PreformattedText">1) Bei den bestehenden Odin-Projekten auf try-catch achten sowie<text:s/>Tic-Tac-Toe überabeiten oder gleich neu schreiben</text:p>
      <text:p text:style-name="PreformattedText"/>
      <text:p text:style-name="PreformattedText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KopfzeileZchn" style:display-name="Kopfzeile Zchn" style:family="text" style:parent-style-name="Absatz-Standardschriftart">
      <style:text-properties style:font-name-complex="Mangal" style:font-size-complex="10.5pt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ußzeileZchn" style:display-name="Fußzeile Zchn" style:family="text" style:parent-style-name="Absatz-Standardschriftar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efan Bartl</meta:initial-creator>
    <dc:creator>Stefan Bartl</dc:creator>
    <meta:creation-date>2022-04-26T17:11:00Z</meta:creation-date>
    <dc:date>2022-04-26T17:12:00Z</dc:date>
    <meta:template xlink:href="Normal.dotm" xlink:type="simple"/>
    <meta:editing-cycles>6</meta:editing-cycles>
    <meta:editing-duration>PT0S</meta:editing-duration>
    <meta:document-statistic meta:page-count="1" meta:paragraph-count="1" meta:word-count="27" meta:character-count="198" meta:row-count="1" meta:non-whitespace-character-count="172"/>
  </office:meta>
</office:document-meta>
</file>